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8a088d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text-properties fo:font-size="10pt" officeooo:paragraph-rsid="01166255" style:font-size-asian="10pt" style:font-size-complex="10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8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8">လက်မှတ်</text:p>
            <text:p text:style-name="P69">အမည်</text:p>
            <text:p text:style-name="P69">တာဝန်</text:p>
            <text:p text:style-name="P69">နိုင်ငံသားစိစစ်ရေးကတ်ပြားအမှတ်</text:p>
            <text:p text:style-name="P6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23"/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/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7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2:28.171000000</dc:date>
    <meta:editing-duration>P1DT7H2M47S</meta:editing-duration>
    <meta:editing-cycles>795</meta:editing-cycles>
    <meta:document-statistic meta:table-count="9" meta:image-count="0" meta:object-count="0" meta:page-count="4" meta:paragraph-count="128" meta:word-count="368" meta:character-count="2359" meta:non-whitespace-character-count="2114"/>
  </office:meta>
</office:document-meta>
</file>